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4_9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A. Friedenwald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pril 17, 1893</text:p>
      <text:p text:style-name="P5">Month<text:tab/><text:tab/><text:tab/><text:tab/><text:tab/><text:tab/>April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Baltimore</text:p>
      <text:p text:style-name="P5">State<text:tab/><text:tab/><text:tab/><text:tab/><text:tab/><text:tab/>MD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Form No. 1./</text:p>
      <text:p text:style-name="P2">THE WESTERN UNION TELEGRAPH COMPANY./</text:p>
      <text:p text:style-name="P2">21,000 OFFICE IN AMERICA. <text:s/>CABLE SERVICE TO ALL THE WORLD./</text:p>
      <text:p text:style-name="P3"><text:tab/>This Company TRANSMITS and DELIVERS messages only on conditions limiting its liability, which have been assented to by the sender of the following message./</text:p>
      <text:p text:style-name="P3"><text:tab/>Errors can be guarded against only be repeating a message back to the sending station for comparison, and the Company will not hold itself liable for errors or delays/ in transmission or delivery of Unrepeated Messages, beyond the amount of tolls paid thereon, nor in any case where the claim is not presented in writing within sixty days/ after the message is filed with the Company for transmission./</text:p>
      <text:p text:style-name="P3"><text:tab/>This is an UNREPEATED MESSAGE, and is delivered by request of the sender, under the conditions named above./</text:p>
      <text:p text:style-name="P3">THOS. T. ECKERT, General Manager.<text:tab/><text:tab/><text:tab/><text:tab/>NORVIN GREEN, President./</text:p>
      <text:p text:style-name="P3">NUMBER<text:tab/>SENT BY<text:tab/>REC'D BY<text:tab/><text:tab/>CHECK/</text:p>
      <text:p text:style-name="P3"><text:soft-page-break/>140 p<text:tab/><text:tab/>au<text:tab/><text:tab/>fn<text:tab/><text:tab/><text:tab/>S Pau/</text:p>
      <text:p text:style-name="P3">RECEIVED at 9.40 p 4[/ inserted by the author]1893/</text:p>
      <text:p text:style-name="P3">Dated Balto Md 17./</text:p>
      <text:p text:style-name="P3">To Rev Dr S Morais/ 546 No 5 st/ sincere congratulations to your/ 70th Birthday/ a Friedenwald/</text:p>
      <text:p text:style-name="P3"/>
      <text:p text:style-name="P3">[Note: The following is stamped in purple ink, near the top right corner of the page.]</text:p>
      <text:p text:style-name="P3">PHILADELPHIA LOCAL TELEGRAPH CO./</text:p>
      <text:p text:style-name="P3">807 VINE ST./</text:p>
      <text:p text:style-name="P3">DIRECT WIRES OF THE/</text:p>
      <text:p text:style-name="P3">WESTERN UNION/</text:p>
      <text:p text:style-name="P3">TELEGRAPH CO./</text:p>
      <text:p text:style-name="P3">Messengers Cabs and Coupes Furnished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8T12:43:59.44</meta:creation-date>
    <dc:date>2011-12-08T12:55:07.75</dc:date>
    <dc:creator>Penn Libraries</dc:creator>
    <meta:editing-duration>PT00H11M0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9" meta:word-count="378" meta:character-count="2535"/>
  </office:meta>
</office:document-meta>
</file>